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" style:parent-style-name="內文" style:family="paragraph">
      <style:paragraph-properties fo:text-align="center"/>
      <style:text-properties style:font-name="標楷體" style:font-name-asian="標楷體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9" style:parent-style-name="內文" style:family="paragraph">
      <style:paragraph-properties fo:text-align="center" fo:line-height="0.1666in"/>
    </style:style>
    <style:style style:name="T10" style:parent-style-name="預設段落字型" style:family="text">
      <style:text-properties style:font-name="標楷體" style:font-name-asian="標楷體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1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4" style:parent-style-name="內文" style:family="paragraph">
      <style:paragraph-properties fo:text-align="center"/>
      <style:text-properties style:font-name="標楷體" style:font-name-asian="標楷體"/>
    </style:style>
    <style:style style:name="T1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7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1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0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2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3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7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2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2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0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3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3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6" style:parent-style-name="預設段落字型" style:family="text">
      <style:text-properties style:font-name="標楷體" style:font-name-asian="標楷體" style:font-name-complex="標楷體" fo:color="#000000" fo:font-size="16pt" style:font-size-asian="16pt" style:font-size-complex="16pt"/>
    </style:style>
    <style:style style:name="T37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1042in" svg:stroke-color="#000000" draw:marker-end="a23" svg:stroke-opacity="100%" draw:stroke-linejoin="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000000" draw:marker-end="a25" svg:stroke-opacity="100%" draw:stroke-linejoin="round" style:horizontal-rel="paragraph" style:vertical-rel="paragraph" style:horizontal-pos="from-left" style:vertical-pos="from-top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none" draw:stroke="none"/>
    </style:style>
    <style:style style:family="graphic" style:name="a11">
      <style:graphic-properties style:wrap="run-through" style:run-through="foreground" draw:fill="none" draw:stroke="solid" svg:stroke-width="0.01042in" svg:stroke-color="#000000" draw:marker-end="a10" svg:stroke-opacity="100%" draw:stroke-linejoin="round" style:horizontal-rel="paragraph" style:vertical-rel="paragraph" style:horizontal-pos="from-left" style:vertical-pos="from-top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000000" draw:marker-end="a13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000000" draw:marker-end="a18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042in" svg:stroke-color="#000000" draw:marker-end="a2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1.89444in" svg:y="1.28333in" svg:width="1.12014in" svg:height="0.49722in" draw:z-index="251649024" draw:id="id0" draw:style-name="a0" draw:name="AutoShape 3" text:anchor-type="paragraph"><svg:title/><svg:desc/><text:p text:style-name="P3">申請案掛件</text:p><text:p text:style-name="內文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4"><draw:custom-shape svg:x="4.20486in" svg:y="3.4625in" svg:width="1.06319in" svg:height="0.375in" draw:z-index="251667456" draw:id="id1" draw:style-name="a1" draw:name="Rectangle 21" text:anchor-type="paragraph"><svg:title/><svg:desc/><text:p text:style-name="內文"><text:span text:style-name="T5">退還申請人</text:span></text:p><draw:enhanced-geometry draw:type="non-primitive" svg:viewBox="0 0 21600 21600" draw:enhanced-path="M 0 0 L 21600 0 21600 21600 0 21600 Z N"/></draw:custom-shape></text:span><text:span text:style-name="T6"><draw:connector draw:type="line" svg:x1="3.23125in" svg:y1="3.65625in" svg:x2="4.21111in" svg:y2="3.65625in" draw:z-index="251653120" draw:id="id2" draw:style-name="a3" draw:name="Line 7" text:anchor-type="paragraph"><svg:title/><svg:desc/></draw:connector></text:span><text:span text:style-name="T7"><draw:custom-shape svg:x="1.67639in" svg:y="3.11319in" svg:width="1.55486in" svg:height="1.0875in" draw:z-index="251650048" draw:id="id3" draw:style-name="a4" draw:name="AutoShape 4" text:anchor-type="paragraph"><svg:title/><svg:desc/><text:p text:style-name="P8"/><text:p text:style-name="P9"><text:span text:style-name="T10">審查是否符合規定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1"><draw:custom-shape svg:x="3.625in" svg:y="3.375in" svg:width="0.28056in" svg:height="0.21528in" draw:z-index="251654144" draw:id="id4" draw:style-name="a5" draw:name="AutoShape 8" text:anchor-type="paragraph"><svg:title/><svg:desc/><text:p text:style-name="P12">否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3"><draw:custom-shape svg:x="1.91458in" svg:y="7.49514in" svg:width="1.12014in" svg:height="0.40694in" draw:z-index="251660288" draw:id="id5" draw:style-name="a6" draw:name="AutoShape 14" text:anchor-type="paragraph"><svg:title/><svg:desc/><text:p text:style-name="P14">結案歸檔</text:p><text:p text:style-name="內文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5"><draw:connector draw:type="line" svg:x1="2.48819in" svg:y1="7.2625in" svg:x2="2.48819in" svg:y2="7.53403in" draw:z-index="251664384" draw:id="id6" draw:style-name="a8" draw:name="Line 18" text:anchor-type="paragraph"><svg:title/><svg:desc/></draw:connector></text:span><text:span text:style-name="T16"><draw:custom-shape svg:x="1.95556in" svg:y="6.65625in" svg:width="1.12014in" svg:height="0.58542in" draw:z-index="251659264" draw:id="id7" draw:style-name="a9" draw:name="AutoShape 13" text:anchor-type="paragraph"><svg:title/><svg:desc/><text:p text:style-name="P17">領取室內裝修許可證及製作副本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8"><draw:connector draw:type="line" svg:x1="2.46736in" svg:y1="6.37708in" svg:x2="2.46736in" svg:y2="6.64792in" draw:z-index="251663360" draw:id="id8" draw:style-name="a11" draw:name="Line 17" text:anchor-type="paragraph"><svg:title/><svg:desc/></draw:connector></text:span><text:span text:style-name="T19"><draw:custom-shape svg:x="1.90486in" svg:y="5.86181in" svg:width="1.12014in" svg:height="0.51319in" draw:z-index="251658240" draw:id="id9" draw:style-name="a12" draw:name="AutoShape 12" text:anchor-type="paragraph"><svg:title/><svg:desc/><text:p text:style-name="P20">室內裝修許可證用印及繳納規費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1"><draw:connector draw:type="line" svg:x1="2.46528in" svg:y1="1.79236in" svg:x2="2.46528in" svg:y2="2.19931in" draw:z-index="251666432" draw:id="id10" draw:style-name="a14" draw:name="Line 20" text:anchor-type="paragraph"><svg:title/><svg:desc/></draw:connector></text:span><text:span text:style-name="T22"><draw:custom-shape svg:x="1.90486in" svg:y="2.19931in" svg:width="1.12014in" svg:height="0.51528in" draw:z-index="251665408" draw:id="id11" draw:style-name="a15" draw:name="AutoShape 19" text:anchor-type="paragraph"><svg:title/><svg:desc/><text:p text:style-name="P23">轉送建築師公會審查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4"><draw:connector draw:type="line" svg:x1="2.46528in" svg:y1="5.59028in" svg:x2="2.46528in" svg:y2="5.86181in" draw:z-index="251662336" draw:id="id12" draw:style-name="a17" draw:name="Line 16" text:anchor-type="paragraph"><svg:title/><svg:desc/></draw:connector></text:span><text:span text:style-name="T25"><draw:connector draw:type="line" svg:x1="2.46528in" svg:y1="4.9125in" svg:x2="2.46528in" svg:y2="5.18333in" draw:z-index="251661312" draw:id="id13" draw:style-name="a19" draw:name="Line 15" text:anchor-type="paragraph"><svg:title/><svg:desc/></draw:connector></text:span><text:span text:style-name="T26"><draw:custom-shape svg:x="1.90486in" svg:y="5.18333in" svg:width="1.12014in" svg:height="0.40694in" draw:z-index="251657216" draw:id="id14" draw:style-name="a20" draw:name="AutoShape 11" text:anchor-type="paragraph"><svg:title/><svg:desc/><text:p text:style-name="P27">核發室內裝修</text:p><text:p text:style-name="P28">完工證明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9"><draw:custom-shape svg:x="1.90486in" svg:y="4.64097in" svg:width="1.12014in" svg:height="0.27153in" draw:z-index="251656192" draw:id="id15" draw:style-name="a21" draw:name="AutoShape 10" text:anchor-type="paragraph"><svg:title/><svg:desc/><text:p text:style-name="P30">陳判決行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1"><draw:custom-shape svg:x="2.60486in" svg:y="4.23403in" svg:width="0.14028in" svg:height="0.27153in" draw:z-index="251655168" draw:id="id16" draw:style-name="a22" draw:name="AutoShape 9" text:anchor-type="paragraph"><svg:title/><svg:desc/><text:p text:style-name="P32">是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33"><draw:connector draw:type="line" svg:x1="2.46528in" svg:y1="2.74236in" svg:x2="2.46528in" svg:y2="3.14861in" draw:z-index="251652096" draw:id="id17" draw:style-name="a24" draw:name="Line 6" text:anchor-type="paragraph"><svg:title/><svg:desc/></draw:connector></text:span><text:span text:style-name="T34"><draw:connector draw:type="line" svg:x1="2.46528in" svg:y1="4.23403in" svg:x2="2.46528in" svg:y2="4.64097in" draw:z-index="251651072" draw:id="id18" draw:style-name="a26" draw:name="Line 5" text:anchor-type="paragraph"><svg:title/><svg:desc/></draw:connector></text:span><text:span text:style-name="T35"><draw:custom-shape svg:x="1.125in" svg:y="0.125in" svg:width="3.5in" svg:height="0.5in" draw:z-index="251648000" draw:id="id19" draw:style-name="a27" draw:name="Rectangle 2" text:anchor-type="paragraph"><svg:title/><svg:desc/><text:p text:style-name="內文"><text:span text:style-name="T36">室內裝修竣工查驗作業流程表</text:span></text:p><draw:enhanced-geometry draw:type="non-primitive" svg:viewBox="0 0 21600 21600" draw:enhanced-path="M 0 0 L 21600 0 21600 21600 0 21600 Z N"/></draw:custom-shape></text:span><text:span text:style-name="T37"><draw:custom-shape svg:x="0in" svg:y="0in" svg:width="5.625in" svg:height="8.58333in" draw:id="id20" draw:style-name="a28" draw:name="AutoShape 1" text:anchor-type="as-char"><svg:title/><svg:desc/><draw:enhanced-geometry draw:type="non-primitive" svg:viewBox="0 0 21600 21600" draw:enhanced-path="M 0 0 L 21600 0 21600 21600 0 21600 Z N"/></draw:custom-shape>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coufe_big" style:display-name="coufe_big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" svg:viewBox="0 0 20 30" svg:d="m10 0-10 30h20z"/>
    <draw:marker draw:name="a16" svg:viewBox="0 0 20 30" svg:d="m10 0-10 30h20z"/>
    <draw:marker draw:name="a10" svg:viewBox="0 0 20 30" svg:d="m10 0-10 30h20z"/>
    <draw:marker draw:name="a2" svg:viewBox="0 0 20 30" svg:d="m10 0-10 30h20z"/>
    <draw:marker draw:name="a23" svg:viewBox="0 0 20 30" svg:d="m10 0-10 30h20z"/>
    <draw:marker draw:name="a18" svg:viewBox="0 0 20 30" svg:d="m10 0-10 30h20z"/>
    <draw:marker draw:name="a13" svg:viewBox="0 0 20 30" svg:d="m10 0-10 30h20z"/>
    <draw:marker draw:name="a25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2版</dc:title>
    <meta:initial-creator>a600060</meta:initial-creator>
    <dc:creator>林茂昌</dc:creator>
    <meta:creation-date>2018-11-14T05:56:00Z</meta:creation-date>
    <dc:date>2018-11-14T05:56:00Z</dc:date>
    <meta:print-date>2018-11-14T05:5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8" meta:row-count="1" meta:non-whitespace-character-count="42"/>
  </office:meta>
</office:document-meta>
</file>